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stroke="dash" draw:stroke-dash="Fine_20_Dashed" draw:textarea-horizontal-align="justify" draw:textarea-vertical-align="middle" draw:auto-grow-height="false"/>
    </style:style>
    <style:style style:name="gr4" style:family="graphic" style:parent-style-name="standard">
      <style:graphic-properties draw:marker-end="Arrow" draw:textarea-horizontal-align="center" draw:textarea-vertical-align="middle"/>
    </style:style>
    <style:style style:name="gr5" style:family="graphic" style:parent-style-name="standard">
      <style:graphic-properties draw:marker-start="Arrow" draw:marker-end=""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graphic-properties style:protect="size"/>
    </style:style>
    <style:style style:name="pr1" style:family="presentation" style:parent-style-name="Default-title">
      <style:graphic-properties draw:auto-grow-height="true" fo:min-height="1.70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70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text-properties fo:font-size="24pt" style:font-size-asian="24pt" style:font-size-complex="24pt"/>
    </style:style>
    <style:style style:name="P4" style:family="paragraph">
      <style:text-properties fo:font-size="20pt"/>
    </style:style>
    <style:style style:name="T1" style:family="text">
      <style:text-properties fo:font-size="36pt" style:font-size-asian="36pt" style:font-size-complex="36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703cm" svg:x="1.4cm" svg:y="0.837cm" presentation:class="title" presentation:user-transformed="true">
          <draw:text-box>
            <text:p><text:span text:style-name="T1">XD2031 Firmware Architecture Overview</text:span></text:p>
          </draw:text-box>
        </draw:frame>
        <draw:custom-shape draw:style-name="gr1" draw:text-style-name="P2" xml:id="id11" draw:id="id11" draw:layer="layout" svg:width="1.905cm" svg:height="4.445cm" svg:x="25.835cm" svg:y="8.255cm">
          <text:p text:style-name="P2">PC</text:p>
          <text:p text:style-name="P2">Server</text:p>
          <draw:enhanced-geometry svg:viewBox="0 0 21600 21600" draw:type="rectangle" draw:enhanced-path="M 0 0 L 21600 0 21600 21600 0 21600 0 0 Z N"/>
        </draw:custom-shape>
        <draw:custom-shape draw:style-name="gr1" draw:text-style-name="P2" draw:layer="layout" svg:width="22.225cm" svg:height="16.51cm" svg:x="3.08cm" svg:y="3.81cm">
          <text:p text:style-name="P2">Firm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2" draw:text-style-name="P2" xml:id="id10" draw:id="id10" draw:layer="layout" svg:width="2.54cm" svg:height="1.905cm" svg:x="22.225cm" svg:y="8.255cm">
          <text:p text:style-name="P2">(arch)/</text:p>
          <text:p text:style-name="P2">uarthw</text:p>
          <draw:enhanced-geometry svg:viewBox="0 0 21600 21600" draw:type="rectangle" draw:enhanced-path="M 0 0 L 21600 0 21600 21600 0 21600 0 0 Z N"/>
        </draw:custom-shape>
        <draw:custom-shape draw:style-name="gr2" draw:text-style-name="P2" xml:id="id9" draw:id="id9" draw:layer="layout" svg:width="2.54cm" svg:height="1.905cm" svg:x="19.05cm" svg:y="8.255cm">
          <text:p text:style-name="P2">serial</text:p>
          <draw:enhanced-geometry svg:viewBox="0 0 21600 21600" draw:type="rectangle" draw:enhanced-path="M 0 0 L 21600 0 21600 21600 0 21600 0 0 Z N"/>
        </draw:custom-shape>
        <draw:custom-shape draw:style-name="gr2" draw:text-style-name="P2" xml:id="id12" draw:id="id12" draw:layer="layout" svg:width="15.005cm" svg:height="1.905cm" svg:x="6.585cm" svg:y="5.715cm">
          <text:p text:style-name="P2">main</text:p>
          <draw:enhanced-geometry svg:viewBox="0 0 21600 21600" draw:type="rectangle" draw:enhanced-path="M 0 0 L 21600 0 21600 21600 0 21600 0 0 Z N"/>
        </draw:custom-shape>
        <draw:custom-shape draw:style-name="gr2" draw:text-style-name="P2" xml:id="id3" draw:id="id3" draw:layer="layout" svg:width="2.54cm" svg:height="1.905cm" svg:x="6.59cm" svg:y="8.255cm">
          <text:p text:style-name="P2">ieee</text:p>
          <draw:enhanced-geometry svg:viewBox="0 0 21600 21600" draw:type="rectangle" draw:enhanced-path="M 0 0 L 21600 0 21600 21600 0 21600 0 0 Z N"/>
        </draw:custom-shape>
        <draw:custom-shape draw:style-name="gr2" draw:text-style-name="P2" xml:id="id2" draw:id="id2" draw:layer="layout" svg:width="2.54cm" svg:height="1.905cm" svg:x="3.515cm" svg:y="8.255cm">
          <text:p text:style-name="P2">(device)/</text:p>
          <text:p text:style-name="P2">ieeehw</text:p>
          <draw:enhanced-geometry svg:viewBox="0 0 21600 21600" draw:type="rectangle" draw:enhanced-path="M 0 0 L 21600 0 21600 21600 0 21600 0 0 Z N"/>
        </draw:custom-shape>
        <draw:custom-shape draw:style-name="gr1" draw:text-style-name="P2" xml:id="id1" draw:id="id1" draw:layer="layout" svg:width="2.105cm" svg:height="1.905cm" svg:x="0.435cm" svg:y="8.255cm">
          <text:p text:style-name="P2">IEEE</text:p>
          <text:p text:style-name="P2">Device</text:p>
          <draw:enhanced-geometry svg:viewBox="0 0 21600 21600" draw:type="rectangle" draw:enhanced-path="M 0 0 L 21600 0 21600 21600 0 21600 0 0 Z N"/>
        </draw:custom-shape>
        <draw:custom-shape draw:style-name="gr2" draw:text-style-name="P2" xml:id="id4" draw:id="id4" draw:layer="layout" svg:width="2.54cm" svg:height="6.985cm" svg:x="9.76cm" svg:y="8.255cm">
          <text:p text:style-name="P2">bus</text:p>
          <draw:enhanced-geometry svg:viewBox="0 0 21600 21600" draw:type="rectangle" draw:enhanced-path="M 0 0 L 21600 0 21600 21600 0 21600 0 0 Z N"/>
        </draw:custom-shape>
        <draw:custom-shape draw:style-name="gr3" draw:text-style-name="P2" draw:layer="layout" svg:width="2.54cm" svg:height="1.905cm" svg:x="6.585cm" svg:y="10.795cm">
          <text:p text:style-name="P2">iec</text:p>
          <draw:enhanced-geometry svg:viewBox="0 0 21600 21600" draw:type="rectangle" draw:enhanced-path="M 0 0 L 21600 0 21600 21600 0 21600 0 0 Z N"/>
        </draw:custom-shape>
        <draw:custom-shape draw:style-name="gr3" draw:text-style-name="P2" draw:layer="layout" svg:width="2.54cm" svg:height="1.905cm" svg:x="3.515cm" svg:y="10.756cm">
          <text:p text:style-name="P2">(device)/</text:p>
          <text:p text:style-name="P2">iechw</text:p>
          <draw:enhanced-geometry svg:viewBox="0 0 21600 21600" draw:type="rectangle" draw:enhanced-path="M 0 0 L 21600 0 21600 21600 0 21600 0 0 Z N"/>
        </draw:custom-shape>
        <draw:custom-shape draw:style-name="gr2" draw:text-style-name="P2" xml:id="id5" draw:id="id5" draw:layer="layout" svg:width="2.54cm" svg:height="1.904cm" svg:x="13.035cm" svg:y="8.255cm">
          <text:p text:style-name="P2">channel</text:p>
          <draw:enhanced-geometry svg:viewBox="0 0 21600 21600" draw:type="rectangle" draw:enhanced-path="M 0 0 L 21600 0 21600 21600 0 21600 0 0 Z N"/>
        </draw:custom-shape>
        <draw:custom-shape draw:style-name="gr2" draw:text-style-name="P2" xml:id="id7" draw:id="id7" draw:layer="layout" svg:width="2.54cm" svg:height="1.905cm" svg:x="13.035cm" svg:y="10.795cm">
          <text:p text:style-name="P2">cmd</text:p>
          <draw:enhanced-geometry svg:viewBox="0 0 21600 21600" draw:type="rectangle" draw:enhanced-path="M 0 0 L 21600 0 21600 21600 0 21600 0 0 Z N"/>
        </draw:custom-shape>
        <draw:custom-shape draw:style-name="gr2" draw:text-style-name="P2" xml:id="id8" draw:id="id8" draw:layer="layout" svg:width="2.54cm" svg:height="1.905cm" svg:x="13.035cm" svg:y="13.335cm">
          <text:p text:style-name="P2">file</text:p>
          <draw:enhanced-geometry svg:viewBox="0 0 21600 21600" draw:type="rectangle" draw:enhanced-path="M 0 0 L 21600 0 21600 21600 0 21600 0 0 Z N"/>
        </draw:custom-shape>
        <draw:custom-shape draw:style-name="gr3" draw:text-style-name="P2" draw:layer="layout" svg:width="1.905cm" svg:height="4.11cm" svg:x="22.86cm" svg:y="10.795cm">
          <text:p text:style-name="P2"><text:span text:style-name="T2">(device)/</text:span></text:p>
          <text:p text:style-name="P2">ethhw</text:p>
          <draw:enhanced-geometry svg:viewBox="0 0 21600 21600" draw:type="rectangle" draw:enhanced-path="M 0 0 L 21600 0 21600 21600 0 21600 0 0 Z N"/>
        </draw:custom-shape>
        <draw:custom-shape draw:style-name="gr3" draw:text-style-name="P2" draw:layer="layout" svg:width="1.635cm" svg:height="4.145cm" svg:x="20.955cm" svg:y="10.795cm">
          <text:p text:style-name="P2">TCP/</text:p>
          <text:p text:style-name="P2">IP</text:p>
          <draw:enhanced-geometry svg:viewBox="0 0 21600 21600" draw:type="rectangle" draw:enhanced-path="M 0 0 L 21600 0 21600 21600 0 21600 0 0 Z N"/>
        </draw:custom-shape>
        <draw:custom-shape draw:style-name="gr2" draw:text-style-name="P2" xml:id="id6" draw:id="id6" draw:layer="layout" svg:width="2.54cm" svg:height="11.43cm" svg:x="16.11cm" svg:y="8.255cm">
          <text:p text:style-name="P2">Provider</text:p>
          <text:p text:style-name="P2">API</text:p>
          <text:p text:style-name="P2">and</text:p>
          <text:p text:style-name="P2">Registry</text:p>
          <text:p text:style-name="P2"><text:span text:style-name="T3"/></text:p>
          <text:p text:style-name="P2"><text:span text:style-name="T3">(incl.</text:span></text:p>
          <text:p text:style-name="P2"><text:span text:style-name="T3">Wireformat,</text:span></text:p>
          <text:p text:style-name="P2"><text:span text:style-name="T3">packet)</text:span></text:p>
          <draw:enhanced-geometry svg:viewBox="0 0 21600 21600" draw:type="rectangle" draw:enhanced-path="M 0 0 L 21600 0 21600 21600 0 21600 0 0 Z N"/>
        </draw:custom-shape>
        <draw:custom-shape draw:style-name="gr3" draw:text-style-name="P2" draw:layer="layout" svg:width="1.635cm" svg:height="1.905cm" svg:x="20.955cm" svg:y="15.496cm">
          <text:p text:style-name="P2">sd</text:p>
          <text:p text:style-name="P2">card</text:p>
          <draw:enhanced-geometry svg:viewBox="0 0 21600 21600" draw:type="rectangle" draw:enhanced-path="M 0 0 L 21600 0 21600 21600 0 21600 0 0 Z N"/>
        </draw:custom-shape>
        <draw:custom-shape draw:style-name="gr3" draw:text-style-name="P2" draw:layer="layout" svg:width="1.905cm" svg:height="1.905cm" svg:x="22.86cm" svg:y="15.496cm">
          <text:p text:style-name="P2"><text:span text:style-name="T2">(device)/</text:span></text:p>
          <text:p text:style-name="P2">sdhw</text:p>
          <draw:enhanced-geometry svg:viewBox="0 0 21600 21600" draw:type="rectangle" draw:enhanced-path="M 0 0 L 21600 0 21600 21600 0 21600 0 0 Z N"/>
        </draw:custom-shape>
        <draw:custom-shape draw:style-name="gr3" draw:text-style-name="P2" draw:layer="layout" svg:width="1.57cm" svg:height="1.905cm" svg:x="19.05cm" svg:y="17.775cm">
          <text:p text:style-name="P2">D64</text:p>
          <draw:enhanced-geometry svg:viewBox="0 0 21600 21600" draw:type="rectangle" draw:enhanced-path="M 0 0 L 21600 0 21600 21600 0 21600 0 0 Z N"/>
        </draw:custom-shape>
        <draw:custom-shape draw:style-name="gr3" draw:text-style-name="P2" draw:layer="layout" svg:width="1.635cm" svg:height="1.905cm" svg:x="19.05cm" svg:y="15.535cm">
          <text:p text:style-name="P2">FAT</text:p>
          <text:p text:style-name="P2">FS</text:p>
          <draw:enhanced-geometry svg:viewBox="0 0 21600 21600" draw:type="rectangle" draw:enhanced-path="M 0 0 L 21600 0 21600 21600 0 21600 0 0 Z N"/>
        </draw:custom-shape>
        <draw:custom-shape draw:style-name="gr3" draw:text-style-name="P2" draw:layer="layout" svg:width="1.635cm" svg:height="1.905cm" svg:x="19.056cm" svg:y="10.796cm">
          <text:p text:style-name="P2">wire</text:p>
          <text:p text:style-name="P2">fmt</text:p>
          <draw:enhanced-geometry svg:viewBox="0 0 21600 21600" draw:type="rectangle" draw:enhanced-path="M 0 0 L 21600 0 21600 21600 0 21600 0 0 Z N"/>
        </draw:custom-shape>
        <draw:custom-shape draw:style-name="gr3" draw:text-style-name="P2" draw:layer="layout" svg:width="1.635cm" svg:height="1.905cm" svg:x="19.057cm" svg:y="13.097cm">
          <text:p text:style-name="P2">direct</text:p>
          <draw:enhanced-geometry svg:viewBox="0 0 21600 21600" draw:type="rectangle" draw:enhanced-path="M 0 0 L 21600 0 21600 21600 0 21600 0 0 Z N"/>
        </draw:custom-shape>
        <draw:custom-shape draw:style-name="gr1" draw:text-style-name="P2" draw:layer="layout" svg:width="1.905cm" svg:height="1.905cm" svg:x="25.836cm" svg:y="13.035cm">
          <text:p text:style-name="P2">Inter</text:p>
          <text:p text:style-name="P2">net</text:p>
          <draw:enhanced-geometry svg:viewBox="0 0 21600 21600" draw:type="rectangle" draw:enhanced-path="M 0 0 L 21600 0 21600 21600 0 21600 0 0 Z N"/>
        </draw:custom-shape>
        <draw:custom-shape draw:style-name="gr1" draw:text-style-name="P2" draw:layer="layout" svg:width="1.905cm" svg:height="1.905cm" svg:x="25.835cm" svg:y="15.44cm">
          <text:p text:style-name="P2">SD</text:p>
          <text:p text:style-name="P2">Card</text:p>
          <draw:enhanced-geometry svg:viewBox="0 0 21600 21600" draw:type="rectangle" draw:enhanced-path="M 0 0 L 21600 0 21600 21600 0 21600 0 0 Z N"/>
        </draw:custom-shape>
        <draw:custom-shape draw:style-name="gr1" draw:text-style-name="P2" draw:layer="layout" svg:width="2.105cm" svg:height="1.905cm" svg:x="0.436cm" svg:y="10.756cm">
          <text:p text:style-name="P2">IEC</text:p>
          <text:p text:style-name="P2">Device</text:p>
          <draw:enhanced-geometry svg:viewBox="0 0 21600 21600" draw:type="rectangle" draw:enhanced-path="M 0 0 L 21600 0 21600 21600 0 21600 0 0 Z N"/>
        </draw:custom-shape>
        <draw:connector draw:style-name="gr4" draw:text-style-name="P2" draw:layer="layout" svg:x1="2.54cm" svg:y1="9.207cm" svg:x2="3.515cm" svg:y2="9.207cm" draw:start-shape="id1" draw:start-glue-point="1" draw:end-shape="id2" draw:end-glue-point="3" svg:d="m2540 9207h975">
          <text:p/>
        </draw:connector>
        <draw:connector draw:style-name="gr5" draw:text-style-name="P2" draw:layer="layout" svg:x1="6.055cm" svg:y1="9.207cm" svg:x2="6.59cm" svg:y2="9.207cm" draw:start-shape="id2" draw:start-glue-point="1" draw:end-shape="id3" draw:end-glue-point="3" svg:d="m6055 9207h535">
          <text:p/>
        </draw:connector>
        <draw:connector draw:style-name="gr4" draw:text-style-name="P2" draw:layer="layout" svg:x1="9.13cm" svg:y1="9.207cm" svg:x2="9.76cm" svg:y2="11.747cm" draw:start-shape="id3" draw:start-glue-point="1" draw:end-shape="id4" draw:end-glue-point="3" svg:d="m9130 9207h315v2540h315">
          <text:p/>
        </draw:connector>
        <draw:connector draw:style-name="gr4" draw:text-style-name="P2" draw:layer="layout" svg:x1="12.3cm" svg:y1="11.747cm" svg:x2="13.035cm" svg:y2="9.207cm" draw:start-shape="id4" draw:start-glue-point="1" draw:end-shape="id5" draw:end-glue-point="3" svg:d="m12300 11747h368v-2540h367">
          <text:p/>
        </draw:connector>
        <draw:connector draw:style-name="gr6" draw:text-style-name="P2" draw:layer="layout" svg:x1="15.575cm" svg:y1="9.207cm" svg:x2="16.11cm" svg:y2="13.97cm" draw:start-shape="id5" draw:start-glue-point="1" draw:end-shape="id6" draw:end-glue-point="3" svg:d="m15575 9207h268v4763h267">
          <text:p/>
        </draw:connector>
        <draw:connector draw:style-name="gr4" draw:text-style-name="P2" draw:layer="layout" svg:x1="15.575cm" svg:y1="11.747cm" svg:x2="16.11cm" svg:y2="13.97cm" draw:start-shape="id7" draw:start-glue-point="1" draw:end-shape="id6" draw:end-glue-point="3" svg:d="m15575 11747h268v2223h267">
          <text:p/>
        </draw:connector>
        <draw:connector draw:style-name="gr6" draw:text-style-name="P2" draw:layer="layout" svg:x1="15.575cm" svg:y1="14.287cm" svg:x2="16.11cm" svg:y2="13.97cm" draw:start-shape="id8" draw:start-glue-point="1" draw:end-shape="id6" draw:end-glue-point="3" svg:d="m15575 14287h268v-317h267">
          <text:p/>
        </draw:connector>
        <draw:connector draw:style-name="gr4" draw:text-style-name="P2" draw:layer="layout" svg:x1="18.65cm" svg:y1="13.97cm" svg:x2="19.05cm" svg:y2="9.207cm" draw:start-shape="id6" draw:start-glue-point="1" draw:end-shape="id9" draw:end-glue-point="3" svg:d="m18650 13970h200v-4763h200">
          <text:p/>
        </draw:connector>
        <draw:connector draw:style-name="gr4" draw:text-style-name="P2" draw:layer="layout" svg:x1="21.59cm" svg:y1="9.207cm" svg:x2="22.225cm" svg:y2="9.207cm" draw:start-shape="id9" draw:start-glue-point="1" draw:end-shape="id10" draw:end-glue-point="3" svg:d="m21590 9207h635">
          <text:p/>
        </draw:connector>
        <draw:connector draw:style-name="gr4" draw:text-style-name="P2" draw:layer="layout" svg:x1="24.765cm" svg:y1="9.207cm" svg:x2="25.835cm" svg:y2="10.477cm" draw:start-shape="id10" draw:start-glue-point="1" draw:end-shape="id11" draw:end-glue-point="3" svg:d="m24765 9207h535v1270h535">
          <text:p/>
        </draw:connector>
        <draw:connector draw:style-name="gr4" draw:text-style-name="P2" draw:layer="layout" svg:x1="12.3cm" svg:y1="11.747cm" svg:x2="13.035cm" svg:y2="14.287cm" draw:start-shape="id4" draw:start-glue-point="1" draw:end-shape="id8" draw:end-glue-point="3" svg:d="m12300 11747h368v2540h367">
          <text:p/>
        </draw:connector>
        <draw:connector draw:style-name="gr4" draw:text-style-name="P2" draw:layer="layout" svg:x1="12.3cm" svg:y1="11.747cm" svg:x2="13.035cm" svg:y2="11.747cm" draw:start-shape="id4" draw:start-glue-point="1" draw:end-shape="id7" draw:end-glue-point="3" svg:d="m12300 11747h735">
          <text:p/>
        </draw:connector>
        <draw:connector draw:style-name="gr4" draw:text-style-name="P2" draw:layer="layout" svg:x1="14.087cm" svg:y1="7.62cm" svg:x2="7.86cm" svg:y2="8.255cm" draw:start-shape="id12" draw:start-glue-point="2" draw:end-shape="id3" draw:end-glue-point="0" svg:d="m14087 7620v317h-6227v318">
          <text:p/>
        </draw:connector>
        <presentation:notes draw:style-name="dp2">
          <draw:page-thumbnail draw:style-name="gr7"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3" draw:layer="layout" svg:width="25.199cm" svg:height="17.145cm" svg:x="1.4cm" svg:y="3.175cm" presentation:class="outline" presentation:user-transformed="true">
          <draw:text-box>
            <text:list text:style-name="L2">
              <text:list-header>
                <text:p><text:span text:style-name="T4">Notes:</text:span></text:p>
              </text:list-header>
              <text:list-item>
                <text:p><text:span text:style-name="T4">Architecture principle is strict separation of concerns, also implementation hiding where useful (e.g. provider API)</text:span></text:p>
              </text:list-item>
              <text:list-item>
                <text:p><text:span text:style-name="T4">Orange boxes are already implemented, blue ones with dashed lines are possible, if not already planned</text:span></text:p>
              </text:list-item>
              <text:list-item>
                <text:p><text:span text:style-name="T4">Arrows show the calling direction, so in the main loop the main module calls ieee, and that calls bus, and so on</text:span></text:p>
              </text:list-item>
              <text:list-item>
                <text:p><text:span text:style-name="T4">Execution is pseudo-asynchronous. So when cmd and file have to wait for a return, they call a main delay loop, which in turn calls the maintenance tasks until a response arrives. The response is noted by a callback given to provider in the send call.</text:span></text:p>
              </text:list-item>
              <text:list-item>
                <text:p><text:span text:style-name="T4">Hardware-related stuff is separated into hw-independent and hw-dependent (with hw appended) stuff, which is in general located in the device or arch subdirectories</text:span></text:p>
              </text:list-item>
              <text:list-item>
                <text:p><text:span text:style-name="T4">Main also initializes all modules (which isn't shown here)</text:span></text:p>
              </text:list-item>
              <text:list-item>
                <text:p><text:span text:style-name="T4">Modules not shown: name, errormsg are helpers for file, cmd; The term module is used as logger and sends log messages via serial</text:span></text:p>
              </text:list-item>
            </text:list>
          </draw:text-box>
        </draw:frame>
        <presentation:notes draw:style-name="dp2">
          <draw:page-thumbnail draw:style-name="gr7"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3" draw:layer="layout" svg:width="25.199cm" svg:height="17.145cm" svg:x="1.4cm" svg:y="3.175cm" presentation:class="outline" presentation:user-transformed="true">
          <draw:text-box>
            <text:list text:style-name="L2">
              <text:list-header>
                <text:p><text:span text:style-name="T4">Modules:</text:span></text:p>
              </text:list-header>
              <text:list-item>
                <text:p><text:span text:style-name="T4">ieee – IEEE488 low level handling, i.e. fiddling with “ndaclo()” etc calls. Ieeehw is the implementation of these methods</text:span></text:p>
              </text:list-item>
              <text:list-item>
                <text:p><text:span text:style-name="T4">bus – high level IEEE/IEC bus handling. Gets received bytes from ieee and interprets them as data, or commands like TALK. It calls the cmd and file (open) modules, and communicates data from and to the data channels</text:span></text:p>
              </text:list-item>
              <text:list-item>
                <text:p><text:span text:style-name="T4">channel – data transfer between bus and the providers</text:span></text:p>
              </text:list-item>
              <text:list-item>
                <text:p><text:span text:style-name="T4">file – handles file open for data files</text:span></text:p>
              </text:list-item>
              <text:list-item>
                <text:p><text:span text:style-name="T4">cmd – handles drive commands</text:span></text:p>
              </text:list-item>
              <text:list-item>
                <text:p><text:span text:style-name="T4">provider – this is a registry and API for channel, bus and cmd to call the correct back end endpoint. Currently only a serial module exists, but others are planned. Includes “wireformat” and “packet” sub-modules as part of the API</text:span></text:p>
              </text:list-item>
              <text:list-item>
                <text:p><text:span text:style-name="T4">serial – provider to use the PC Server via UART (via USB) as backend endpoint</text:span></text:p>
              </text:list-item>
            </text:list>
          </draw:text-box>
        </draw:frame>
        <presentation:notes draw:style-name="dp2">
          <draw:page-thumbnail draw:style-name="gr7"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3" draw:layer="layout" svg:width="25.199cm" svg:height="17.145cm" svg:x="1.4cm" svg:y="3.175cm" presentation:class="outline" presentation:user-transformed="true">
          <draw:text-box>
            <text:list text:style-name="L2">
              <text:list-header>
                <text:p><text:span text:style-name="T4">Future plans:</text:span></text:p>
              </text:list-header>
              <text:list-item>
                <text:p><text:span text:style-name="T4">iec – IEC bus module for the serial IEC bus (may or may not be with speeder support)</text:span></text:p>
              </text:list-item>
              <text:list-item>
                <text:p><text:span text:style-name="T4">SD Card support, to allow using an SD card (e.g. on the 15 pin D-Sub connector on the XS1541) as file storage</text:span></text:p>
              </text:list-item>
              <text:list-item>
                <text:p><text:span text:style-name="T4">Ethernet support – either for connecting the PC Server via TCP/IP or directly</text:span></text:p>
              </text:list-item>
              <text:list-item>
                <text:p><text:span text:style-name="T4">Maybe D64 support for D64 files on the SD Card</text:span></text:p>
                <text:p><text:span text:style-name="T4"/></text:p>
              </text:list-item>
            </text:list>
          </draw:text-box>
        </draw:frame>
        <presentation:notes draw:style-name="dp2">
          <draw:page-thumbnail draw:style-name="gr7"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h" style:country-asian="CN" style:font-family-complex="Arial"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0-04T15:21:15</meta:creation-date>
    <meta:editing-duration>PT48M4S</meta:editing-duration>
    <meta:editing-cycles>8</meta:editing-cycles>
    <dc:date>2012-10-04T16:29:58</dc:date>
    <meta:generator>LibreOffice/3.3$Linux LibreOffice_project/330m19$Build-8</meta:generator>
    <meta:document-statistic meta:object-count="75"/>
  </office:meta>
</office:document-meta>
</file>